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Základnítext" style:family="paragraph">
      <style:paragraph-properties fo:margin-left="0.3937in" fo:text-indent="-0.1437in">
        <style:tab-stops/>
      </style:paragraph-properties>
    </style:style>
    <style:style style:name="P19" style:parent-style-name="Základnítext" style:family="paragraph">
      <style:paragraph-properties fo:margin-left="0.3937in" fo:text-indent="-0.1513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1/2021<text:bookmark-end text:name="Text14"/></text:p>
            <text:p text:style-name="Normální">KVOP-8859/2021<text:bookmark-end text:name="Text2"/></text:p>
            <text:p text:style-name="Normální"><text:bookmark-start text:name="Text6"/>01. 03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Mgr. A. S.<text:s/>H<text:bookmark-end text:name="Text9"/>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á paní magistro,<text:s/></text:p>
      <text:p text:style-name="Základnítext">Kancelář veřejného ochránce práv obdržela dne 17. února 2021 Vaši žádost podle zákona č. 106/1999 Sb., o svobodném přístupu k informacím, ve znění pozdějších předpisů, kterou požadujete sdělení následujících informací:<text:s/></text:p>
      <text:list text:style-name="LFO3_1" text:continue-numbering="true">
        <text:list-item>
          <text:p text:style-name="P18">Kolik podnětů na etnickou diskriminaci v oblasti bydlení řešila kancelář Veřejného ochránce práv v roce 2019 a v roce 2020?<text:s/></text:p>
        </text:list-item>
        <text:list-item>
          <text:p text:style-name="P19">Dostal Stanislav Křeček<text:s/>připravovanou Strategii romské integrace k připomínkám? Uplatnil nějaké připomínky ve fázi její tvorby?</text:p>
        </text:list-item>
      </text:list>
      <text:p text:style-name="Základnítext">Ve smyslu zákona o svobodném přístupu k informacím Vám sděluji následující informace: <text:s/></text:p>
      <text:p text:style-name="Základnítext">Ad 1) V roce 2019 řešila Kancelář veřejného ochránce práv 22 podnětů na etnickou diskriminaci v oblasti bydlení a v roce 2020 řešila 5 podnětů na etnickou diskriminaci v oblasti bydlení.</text:p>
      <text:p text:style-name="Základnítext">Ad 2) Ano, veřejný ochránce práv JUDr. Stanislav Křeček dostal Strategii romské integrace pro roky 2021 – 2030 k připomínkám. <text:s/>Veřejný ochránce práv JUDr. Stanislav Křeček ve fázi přípravy dokumentu Strategie romské integrace pro roky 2021 – 2030 neuplatnil vlastní připomínky.<text:s/></text:p>
      <text:p text:style-name="Základnítext">Nad rámec této odpovědi si Vás dovoluji odkázat na tiskovou zprávu veřejného ochránce práv JUDr. Stanislava Křečka k jeho připomínkám ke Strategii romské integrace pro roky 2021 - 2030, která je dostupná na adrese<text:s/><text:a xlink:href="https://www.ochrance.cz/aktualne/tiskove-zpravy-2021/pripominky-ke-strategii-romske-integrace/" office:target-frame-name="_top" xlink:show="replace"><text:span text:style-name="Hypertextovýodkaz">https://www.ochrance.cz/aktualne/tiskove</text:span><text:span text:style-name="Hypertextovýodkaz">-zpravy-2021/pripominky-ke-strategii-romske-integrace/</text:span></text:a>. <text:s/></text:p>
      <text:p text:style-name="Základnítext">S pozdravem<text:s/></text:p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6LTY*</text:span></text:p>
        <text:p text:style-name="P12"><text:span text:style-name="T13">KVOPX00B6LTY</text:span>KVOPX00B6LT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VOP</dc:creator>
    <meta:creation-date>2021-03-09T12:40:00Z</meta:creation-date>
    <dc:date>2021-03-15T08:18:00Z</dc:date>
    <meta:print-date>2016-06-27T08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1" meta:paragraph-count="3" meta:word-count="255" meta:character-count="1762" meta:row-count="12" meta:non-whitespace-character-count="1510"/>
  </office:meta>
</office:document-meta>
</file>